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Tunga" svg:font-family="Tunga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695cm" fo:margin-left="-0.145cm" table:align="left" style:writing-mode="lr-tb"/>
    </style:style>
    <style:style style:name="Таблица1.A" style:family="table-column">
      <style:table-column-properties style:column-width="1.233cm"/>
    </style:style>
    <style:style style:name="Таблица1.B" style:family="table-column">
      <style:table-column-properties style:column-width="5.472cm"/>
    </style:style>
    <style:style style:name="Таблица1.C" style:family="table-column">
      <style:table-column-properties style:column-width="4.808cm"/>
    </style:style>
    <style:style style:name="Таблица1.D" style:family="table-column">
      <style:table-column-properties style:column-width="5.18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="0.191cm" fo:border="0.5pt solid #000000" style:writing-mode="lr-tb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nstantia" fo:font-size="10pt" style:font-size-asian="10pt" style:font-name-complex="Constantia" style:font-size-complex="10pt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217e8f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fo:text-align="start" style:justify-single-word="false" style:snap-to-layout-grid="false"/>
      <style:text-properties officeooo:rsid="001cb191" officeooo:paragraph-rsid="001cb191"/>
    </style:style>
    <style:style style:name="P16" style:family="paragraph" style:parent-style-name="Standard">
      <style:paragraph-properties style:snap-to-layout-grid="false"/>
      <style:text-properties officeooo:rsid="001eca2c" officeooo:paragraph-rsid="001eca2c"/>
    </style:style>
    <style:style style:name="P17" style:family="paragraph" style:parent-style-name="Standard">
      <style:paragraph-properties fo:margin-left="0cm" fo:margin-right="-0.169cm" fo:text-align="center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-0.169cm" fo:text-align="center" style:justify-single-word="false" fo:text-indent="0cm" style:auto-text-indent="false"/>
      <style:text-properties fo:font-size="10pt" style:font-size-asian="10pt" style:font-name-complex="Tunga" style:font-size-complex="10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officeooo:rsid="001e8e59" officeooo:paragraph-rsid="001e8e59"/>
    </style:style>
    <style:style style:name="P20" style:family="paragraph" style:parent-style-name="Standard" style:master-page-name="Standard">
      <style:paragraph-properties fo:text-align="center" style:justify-single-word="false" style:page-number="auto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WW8Num2">
      <style:paragraph-properties fo:margin-left="0.019cm" fo:margin-right="0cm" fo:text-align="center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background-color="#ffff00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weight="normal" fo:background-color="#ffff00" style:font-weight-asian="normal" style:font-name-complex="Times New Roman" style:font-weight-complex="normal"/>
    </style:style>
    <style:style style:name="T5" style:family="text">
      <style:text-properties style:font-name="Times New Roman" fo:font-weight="normal" style:font-weight-asian="normal" style:font-name-complex="Times New Roman" style:font-weight-complex="normal"/>
    </style:style>
    <style:style style:name="T6" style:family="text">
      <style:text-properties style:font-name="Arial" style:font-name-complex="Arial"/>
    </style:style>
    <style:style style:name="T7" style:family="text">
      <style:text-properties fo:font-weight="normal" fo:background-color="#ffff0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officeooo:rsid="0016954b" fo:background-color="transparent"/>
    </style:style>
    <style:style style:name="T12" style:family="text">
      <style:text-properties officeooo:rsid="001cdd30" fo:background-color="transparent"/>
    </style:style>
    <style:style style:name="T13" style:family="text">
      <style:text-properties officeooo:rsid="0024857f" fo:background-color="transparent"/>
    </style:style>
    <style:style style:name="T14" style:family="text">
      <style:text-properties officeooo:rsid="00217e8f"/>
    </style:style>
    <style:style style:name="T15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8387872" text:id="ct168387872">
          <text:insertion>
            <office:change-info>
              <dc:creator>Ivan Gromov</dc:creator>
              <dc:date>2013-02-03T22:09:00</dc:date>
            </office:change-info>
          </text:insertion>
        </text:changed-region>
        <text:changed-region xml:id="ct168511456" text:id="ct168511456">
          <text:insertion>
            <office:change-info>
              <dc:creator>Ivan Gromov</dc:creator>
              <dc:date>2013-02-03T22:01:00</dc:date>
            </office:change-info>
          </text:insertion>
        </text:changed-region>
        <text:changed-region xml:id="ct171558320" text:id="ct171558320">
          <text:insertion>
            <office:change-info>
              <dc:creator>Ivan Gromov</dc:creator>
              <dc:date>2013-02-04T00:14:00</dc:date>
            </office:change-info>
          </text:insertion>
        </text:changed-region>
        <text:changed-region xml:id="ct172784208" text:id="ct172784208">
          <text:insertion>
            <office:change-info>
              <dc:creator>Ivan Gromov</dc:creator>
              <dc:date>2013-02-03T22:14:00</dc:date>
            </office:change-info>
          </text:insertion>
        </text:changed-region>
        <text:changed-region xml:id="ct169805184" text:id="ct169805184">
          <text:insertion>
            <office:change-info>
              <dc:creator>Ivan Gromov</dc:creator>
              <dc:date>2013-02-03T22:14:00</dc:date>
            </office:change-info>
          </text:insertion>
        </text:changed-region>
        <text:changed-region xml:id="ct172887464" text:id="ct172887464">
          <text:insertion>
            <office:change-info>
              <dc:creator>Ivan Gromov</dc:creator>
              <dc:date>2013-02-03T22:14:00</dc:date>
            </office:change-info>
          </text:insertion>
        </text:changed-region>
        <text:changed-region xml:id="ct172522120" text:id="ct172522120">
          <text:insertion>
            <office:change-info>
              <dc:creator>Ivan Gromov</dc:creator>
              <dc:date>2013-02-03T22:05:00</dc:date>
            </office:change-info>
          </text:insertion>
        </text:changed-region>
        <text:changed-region xml:id="ct175968744" text:id="ct175968744">
          <text:insertion>
            <office:change-info>
              <dc:creator>Ivan Gromov</dc:creator>
              <dc:date>2013-02-03T22:11:00</dc:date>
            </office:change-info>
          </text:insertion>
        </text:changed-region>
        <text:changed-region xml:id="ct168447120" text:id="ct168447120">
          <text:insertion>
            <office:change-info>
              <dc:creator>Ivan Gromov</dc:creator>
              <dc:date>2013-02-03T22:11:00</dc:date>
            </office:change-info>
          </text:insertion>
        </text:changed-region>
        <text:changed-region xml:id="ct177770632" text:id="ct177770632">
          <text:insertion>
            <office:change-info>
              <dc:creator>Ivan Gromov</dc:creator>
              <dc:date>2013-02-03T22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Управление по делам образования г.Челябинска</text:p>
      <text:p text:style-name="P3"/>
      <text:p text:style-name="P3">Муниципальное бюджетное образовательное учреждение дополнительного профессионального образования </text:p>
      <text:p text:style-name="P3">(повышения квалификации) специалистов</text:p>
      <text:p text:style-name="P5">«Учебно-методический центр г. Челябинска»</text:p>
      <text:p text:style-name="P6">454078, Челябинск, ул.Барбюса, 65-а. Тел./факс (351) 798-21-27, 798-25-57. <text:span text:style-name="T1">E</text:span>-<text:span text:style-name="T1">mail</text:span>: <text:a xlink:type="simple" xlink:href="mailto:mail@umc74.ru"><text:span text:style-name="Internet_20_link"><text:span text:style-name="T1">mail</text:span></text:span></text:a><text:a xlink:type="simple" xlink:href="mailto:mail@umc74.ru"><text:span text:style-name="Internet_20_link">@</text:span></text:a><text:a xlink:type="simple" xlink:href="mailto:mail@umc74.ru"><text:span text:style-name="Internet_20_link"><text:span text:style-name="T1">umc</text:span></text:span></text:a><text:a xlink:type="simple" xlink:href="mailto:mail@umc74.ru"><text:span text:style-name="Internet_20_link">74.</text:span></text:a><text:a xlink:type="simple" xlink:href="mailto:mail@umc74.ru"><text:span text:style-name="Internet_20_link"><text:span text:style-name="T1">ru</text:span></text:span></text:a></text:p>
      <text:p text:style-name="P17">____________________________________________________________________________________________</text:p>
      <text:p text:style-name="P18"/>
      <text:p text:style-name="P8"/>
      <text:p text:style-name="P4">ПРИКАЗ</text:p>
      <text:p text:style-name="P4"/>
      <text:p text:style-name="P1"><text:span text:style-name="T3"><text:date style:data-style-name="N37" text:date-value="2013-02-03T21:54:26.99" text:fixed="true">03.02.13</text:date></text:span><text:span text:style-name="T3"> г.<text:tab/> <text:s text:c="105"/>№_______- ПК <text:s/></text:span><text:span text:style-name="T6"><text:tab/><text:tab/><text:tab/><text:tab/><text:tab/><text:tab/> <text:s text:c="48"/></text:span></text:p>
      <text:p text:style-name="P1"/>
      <text:p text:style-name="Standard"><draw:line text:anchor-type="char" draw:z-index="0" draw:style-name="gr1" draw:text-style-name="P23" svg:x1="0cm" svg:y1="0.245cm" svg:x2="0.753cm" svg:y2="0.247cm"><text:p/></draw:line><draw:line text:anchor-type="char" draw:z-index="1" draw:style-name="gr1" draw:text-style-name="P23" svg:x1="0cm" svg:y1="0.245cm" svg:x2="0.002cm" svg:y2="0.497cm"><text:p/></draw:line><draw:line text:anchor-type="char" draw:z-index="2" draw:style-name="gr1" draw:text-style-name="P23" svg:x1="5.715cm" svg:y1="0.245cm" svg:x2="6.668cm" svg:y2="0.245cm"><text:p/></draw:line><draw:line text:anchor-type="char" draw:z-index="3" draw:style-name="gr1" draw:text-style-name="P23" svg:x1="6.668cm" svg:y1="0.245cm" svg:x2="6.67cm" svg:y2="0.497cm"><text:p/></draw:line></text:p>
      <text:p text:style-name="P9"><text:s text:c="4"/>Об открытии учебной группы</text:p>
      <text:p text:style-name="P9"><text:s/></text:p>
      <text:p text:style-name="P9"/>
      <text:p text:style-name="P11"><text:tab/>На основании письма Управления по делам образования <text:s/>г. Челябинска <text:s/></text:p>
      <text:p text:style-name="P11"><text:span text:style-name="T2">№ </text:span><text:span text:style-name="T7">16-01/3613 от <text:s/>07.09.2012 г.</text:span><text:span text:style-name="T9">, </text:span><text:span text:style-name="T8">в соответствии с заявками образовательных учреждений <text:s text:c="2"/></text:span><text:span text:style-name="T7">Центрального</text:span><text:span text:style-name="T8"> <text:s/>района на повышение квалификации специалистов </text:span></text:p>
      <text:p text:style-name="P11">ПРИКАЗЫВАЮ:</text:p>
      <text:p text:style-name="P12"><text:span text:style-name="T10"><text:tab/>1. Открыть группу № </text:span><text:change-start text:change-id="ct168387872"/><text:span text:style-name="T12">group.name()</text:span><text:change-end text:change-id="ct168387872"/><text:span text:style-name="T10">/</text:span><text:change-start text:change-id="ct168511456"/><text:span text:style-name="T11">group.start.year</text:span><text:change-end text:change-id="ct168511456"/><text:span text:style-name="T10">-</text:span><text:change-start text:change-id="ct171558320"/><text:span text:style-name="T13">group.number</text:span><text:change-end text:change-id="ct171558320"/><text:span text:style-name="T10"> </text:span>для обучения специалистов по программе учебного <text:span text:style-name="T2">модульного</text:span> семинара: <text:span text:style-name="T14">«</text:span><text:change-start text:change-id="ct172784208"/><text:span text:style-name="T14">group.subject.name</text:span><text:change-end text:change-id="ct172784208"/><text:span text:style-name="T14">» (</text:span><text:change-start text:change-id="ct169805184"/><text:span text:style-name="T14">group.subject.hours </text:span><text:change-end text:change-id="ct169805184"/><text:span text:style-name="T14"><text:s/>часов) с </text:span><text:change-start text:change-id="ct172887464"/><text:span text:style-name="T14">group.start</text:span><text:change-end text:change-id="ct172887464"/><text:span text:style-name="T14"> г. в следующем составе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0">№</text:p>
            <text:p text:style-name="P10">п/п</text:p>
          </table:table-cell>
          <table:table-cell table:style-name="Таблица1.A1" office:value-type="string">
            <text:p text:style-name="P10">Фамилия, имя, отчество</text:p>
          </table:table-cell>
          <table:table-cell table:style-name="Таблица1.A1" office:value-type="string">
            <text:p text:style-name="P10">ОУ</text:p>
            <text:p text:style-name="P10"/>
          </table:table-cell>
          <table:table-cell table:style-name="Таблица1.D1" office:value-type="string">
            <text:p text:style-name="P2">Должность</text:p>
          </table:table-cell>
        </table:table-row>
        <table:table-row table:style-name="Таблица1.1">
          <table:table-cell table:style-name="Таблица1.A1" office:value-type="string">
            <text:list xml:id="list1241044289" text:style-name="WW8Num2">
              <text:list-header>
                <text:p text:style-name="P21"><text:sequence text:ref-name="refText0" text:name="Text" text:formula="ooow:Text+1" style:num-format="1">1</text:sequence><text:change-start text:change-id="ct172522120"/><office:annotation><dc:creator>Ivan Gromov</dc:creator><dc:date>2013-02-03T22:05:56</dc:date><text:p text:style-name="P22"><text:span text:style-name="T15">do row for listener in group.students.all()</text:span></text:p></office:annotation><text:change-end text:change-id="ct172522120"/></text:p>
              </text:list-header>
            </text:list>
          </table:table-cell>
          <table:table-cell table:style-name="Таблица1.A1" office:value-type="string">
            <text:p text:style-name="P16"><text:change-start text:change-id="ct175968744"/>listener.fio()<text:change-end text:change-id="ct175968744"/></text:p>
          </table:table-cell>
          <table:table-cell table:style-name="Таблица1.A1" office:value-type="string">
            <text:p text:style-name="P19"><text:change-start text:change-id="ct168447120"/>listener.organization.name<text:change-end text:change-id="ct168447120"/></text:p>
          </table:table-cell>
          <table:table-cell table:style-name="Таблица1.D1" office:value-type="string">
            <text:p text:style-name="P15"><text:change-start text:change-id="ct177770632"/>listener.position<text:change-end text:change-id="ct177770632"/></text:p>
          </table:table-cell>
        </table:table-row>
      </table:table>
      <text:p text:style-name="P13"><text:s text:c="5"/></text:p>
      <text:p text:style-name="P11"><text:tab/>2. Закрепить за учебной группой <text:span text:style-name="T2">методиста Абрамычеву В.С.</text:span></text:p>
      <text:p text:style-name="P11"><text:tab/>3. Возложить обязанности куратора группы на <text:span text:style-name="T2">р</text:span><text:span text:style-name="T4">уководителя филиала по Центральному району Микк И.В.</text:span></text:p>
      <text:p text:style-name="P11"><text:tab/>4. Р<text:span text:style-name="T5">уководителю филиала по </text:span><text:span text:style-name="T4">Центральному району Микк И.В.</text:span> обеспечить выполнение учебного плана и программы.</text:p>
      <text:p text:style-name="P11"><text:tab/>5. Методисту лаборатории повышения квалификации Феофановой Ю.Н. оформить <text:s/>документы на учебную группу.</text:p>
      <text:p text:style-name="P11"><text:tab/>6. Контроль исполнения приказа возложить на заведующую лабораторией повышения <text:s/>квалификации Петрищеву Н.А. <text:s/></text:p>
      <text:p text:style-name="P11"/>
      <text:p text:style-name="Standard"/>
      <text:p text:style-name="Standard"/>
      <text:p text:style-name="Standard"/>
      <text:p text:style-name="Standard"><text:soft-page-break/>Директор <text:s text:c="109"/>И.Р. Пономарёв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Исп. Феофанова Ю.Н. , 798-25-57</text:p>
      <text:p text:style-name="P7">Разослать: в дело, филиал </text:p>
      <text:p text:style-name="P7"><text:s/>по <text:span text:style-name="T2">Центральному <text:s/></text:span>р-н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Tunga" svg:font-family="Tunga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-1.501cm" fo:margin-right="-0.169cm" fo:margin-top="0cm" fo:margin-bottom="0cm" style:contextual-spacing="false" fo:text-align="center" style:justify-single-word="false" fo:text-indent="0cm" style:auto-text-indent="false" fo:keep-with-next="always"/>
      <style:text-properties fo:color="#000000" style:font-name="Arial" fo:font-size="15pt" fo:font-weight="bold" style:letter-kerning="true" style:font-size-asian="15pt" style:font-weight-asian="bold" style:font-name-complex="Arial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.081cm" fo:margin-top="0cm" fo:margin-bottom="0cm" style:contextual-spacing="false" fo:text-align="center" style:justify-single-word="false" fo:text-indent="0cm" style:auto-text-indent="false" fo:keep-with-next="always"/>
      <style:text-properties fo:color="#000000" fo:font-size="16pt" fo:font-weight="bold" style:letter-kerning="true" style:font-size-asian="16pt" style:font-weight-asian="bold" style:font-size-complex="10pt"/>
    </style:style>
    <style:style style:name="Название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Внутренний_20_адрес" style:display-name="Внутренний адрес" style:family="paragraph" style:parent-style-name="Text_20_body">
      <style:paragraph-properties fo:margin="100%" fo:margin-left="1.482cm" fo:margin-right="-0.635cm" fo:margin-top="0cm" fo:margin-bottom="0cm" style:contextual-spacing="false" style:line-height-at-least="0.388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Основной_20_шрифт_20_абзаца" style:display-name="Основной шрифт абзаца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Основной_20_шрифт_20_абзаца3" style:display-name="Основной шрифт абзаца3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Основной_20_шрифт_20_абзаца2" style:display-name="Основной шрифт абзаца2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Основной_20_шрифт_20_абзаца1" style:display-name="Основной шрифт абзаца1" style:family="text"/>
    <style:style style:name="Internet_20_link" style:display-name="Internet link" style:family="text" style:parent-style-name="Основной_20_шрифт_20_абзаца1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2cm" fo:text-indent="-0.635cm" fo:margin-left="3.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655cm" fo:text-indent="-0.635cm" fo:margin-left="3.65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29cm" fo:text-indent="-0.635cm" fo:margin-left="4.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25cm" fo:text-indent="-0.635cm" fo:margin-left="4.92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56cm" fo:text-indent="-0.635cm" fo:margin-left="5.5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195cm" fo:text-indent="-0.635cm" fo:margin-left="6.1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83cm" fo:text-indent="-0.635cm" fo:margin-left="6.8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465cm" fo:text-indent="-0.635cm" fo:margin-left="7.46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1cm" fo:text-indent="-0.635cm" fo:margin-left="8.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9cm" fo:margin-bottom="2.009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ереметева</meta:initial-creator>
    <meta:creation-date>2007-05-29T10:10:00</meta:creation-date>
    <dc:creator>Ivan Gromov</dc:creator>
    <dc:date>2013-02-04T00:14:12</dc:date>
    <meta:print-date>2012-12-05T16:22:00</meta:print-date>
    <meta:editing-cycles>18</meta:editing-cycles>
    <meta:editing-duration>PT6H8M27S</meta:editing-duration>
    <meta:generator>LibreOffice/3.6$Linux_x86 LibreOffice_project/360m1$Build-2</meta:generator>
    <meta:document-statistic meta:table-count="1" meta:image-count="0" meta:object-count="0" meta:page-count="2" meta:paragraph-count="33" meta:word-count="174" meta:character-count="1866" meta:non-whitespace-character-count="1418"/>
    <meta:user-defined meta:name="Поле 1"/>
    <meta:user-defined meta:name="Поле 2"/>
    <meta:user-defined meta:name="Поле 3"/>
    <meta:user-defined meta:name="Поле 4"/>
  </office:meta>
</office:document-meta>
</file>